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5952" calcext:value-type="float">
            <text:p>56.7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7264" calcext:value-type="float">
            <text:p>57.3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7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8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8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8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7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7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4928" calcext:value-type="float">
            <text:p>60.7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6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6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6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6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6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5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5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601</text:p>
          </table:table-cell>
          <table:table-cell office:value-type="string" calcext:value-type="string">
            <text:p>Ogg Quad</text:p>
          </table:table-cell>
          <table:table-cell office:value-type="string" calcext:value-type="string">
            <text:p>195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